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430" officeooo:paragraph-rsid="001b2430"/>
    </style:style>
    <style:style style:name="P2" style:family="paragraph" style:parent-style-name="Standard">
      <style:text-properties officeooo:rsid="001b2430" officeooo:paragraph-rsid="001b2430"/>
    </style:style>
    <style:style style:name="P3" style:family="paragraph" style:parent-style-name="Standard">
      <style:text-properties officeooo:rsid="001cb388" officeooo:paragraph-rsid="001cb388"/>
    </style:style>
    <style:style style:name="T1" style:family="text">
      <style:text-properties officeooo:rsid="001c84a5"/>
    </style:style>
    <style:style style:name="T2" style:family="text">
      <style:text-properties officeooo:rsid="001cb388"/>
    </style:style>
    <style:style style:name="T3" style:family="text">
      <style:text-properties officeooo:rsid="002051ba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лавная проблема философии -- человек. Философия изучает всё, что может касаться человека. Человек мыслит и создаёт разнообразные сущности, окружающие человека и создающие информационно-техническую среду. При этом становится необходимым изучать влияние человека на природу и на самого себя. В этот момент философия начинает изучать информационно-техническую среду, создаваемую человеком. Кроме изучения информационно-технической среды философия поднимает множество различных вопросов, одной из которых является вопрос о последствиях такой деятельности. В наши дни информационно-техническое воздействие человека на окружающую среду обращает на себя особенно большое внимание, поскольку под угрозой существования оказывается сам человек.</text:p>
      <text:p text:style-name="P1">С давних времён человека сопровождает техника, но не сразу человеческая цивилизация стала технической. В ХХ веке в развитии техники произошёл качественный скачок, из-за этого техника стала предметом изучения философии. С тех же пор сама техника, её развитие, место и роль в цивилизации стали предметами изучения. Не только философы, но и сами инженеры, начали уделять осмыслению техники все большее внимание. Часто такое осмысление сводится к исключительно оптимистической оценке достижений и перспектив информационно-технического развития. </text:p>
      <text:p text:style-name="P1">В это же время в гуманитарной среде возросло критическое отношение к такому техническому прогрессу современного общества. В современной философии внимание привлекается, прежде всего, к отрицательным сторонам информационно-технического прогресса.</text:p>
      <text:p text:style-name="P1">Особый интерес представляет понимание техники в ХХ веке, потому что именно в это время техника превратилась в силу, господствующую над человеком. Сейчас мы под техникой понимаем следующее:</text:p>
      <text:p text:style-name="P1"/>
      <text:p text:style-name="P1">-совокупность технических устройств (от самых простейших орудий до сложнейших технических систем)</text:p>
      <text:p text:style-name="P1">-совокупность различных видов технической деятельности по созданию подобных устройств</text:p>
      <text:p text:style-name="P1">-совокупность технических знаний.</text:p>
      <text:p text:style-name="P1"/>
      <text:p text:style-name="P1"/>
      <text:p text:style-name="P1">Особое место занимает информационная техника и технология, как средство ускорения технического прогресса. Поэтому информационно-техническ<text:span text:style-name="T1">ое</text:span> общество и проблема существования в нем человека становятся объектами пристального внимания, как философов, так и инженеров.</text:p>
      <text:p text:style-name="P1"/>
      <text:p text:style-name="P1"><text:span text:style-name="T3">В целом</text:span> <text:span text:style-name="T3">взгляды </text:span>различных философов и философских направлений в отношении техники едины в следующем: во-первых, техника есть знак или образ самого человека, во-вторых, человек не должен в технике забывать самого себя и, в-третьих, ключ к решению проблемы человека в информационно-техническом мире видится только в гармонии техники и человека. Необходимо в первую очередь быть человек<text:span text:style-name="T3">о</text:span>м, тогда никакая техника не будет страшна.</text:p>
      <text:p text:style-name="P1"/>
      <text:p text:style-name="P3"><text:span text:style-name="T4">Анализ проблем информационно-технического мира</text:span></text:p>
      <text:p text:style-name="P3"/>
      <text:p text:style-name="P3">Принято считать, что бурное развитие техника получила в Западной Европе с возникновением капиталистов, которые поставили главной целью получение прибыли. Именно в этот период формируется тесная взаимосвязь техники с наукой, с конца ХVI века и на протяжении четырех последующих столетий инженеры и технические специалисты постепенно привыкли к мысли, что технический прогресс невозможен без науки, без фундаментального роста способности понимать природу, без выхода за пределы простых навыков и умений, какими бы сложными они ни были.</text:p>
      <text:p text:style-name="P3"><text:soft-page-break/></text:p>
      <text:p text:style-name="P3">В результате наука стала двигателем техники и капиталистическая Европа не только преуспевала в овладении природой, но и училась преобразовывать ее. Теперь техника тесно связана с наукой, поэтому понимание природы техники невозможно без осмысления специфики науки.</text:p>
      <text:p text:style-name="P3"/>
      <text:p text:style-name="P3">Огромное воздействие на науку и технику оказали войны, происходившие в последние два столетия. Войны нас, по-видимому, ничему не учат, и почти с уверенностью, можно сказать, что человечество находится в постоянном состоянии войны. Такая война стала новым, как техническим, так и политическим явлением, новым, ибо в такой войне сражение охватывает уже не только тех, кто участвует в нем, следуя патриотическому долгу или воинской обязанности, но и безоружное гражданское население. Война всегда приносила человечеству бедствие, а науке и технике давала новый импульс в развитии.</text:p>
      <text:p text:style-name="P3"/>
      <text:p text:style-name="P3">Разве мировые войны, разразившиеся в ХХ веке, в которых применялись триумфальные достижения науки и техники, принесли человечеству что-либо иное, кроме несоизмеримой ни с чем беды? Техника не только служит войне, она часто даже вызывает, провоцирует войну. Война с техникой нарастает и ширится. Все великие воинственные народы были мастерами и изобретателями в области орудий, инженерных работ, тактики и т.п. Война родит и питает технику, техника питает войну. Техника организует природу для человека, но разве не грозит она поработить самого человека?</text:p>
      <text:p text:style-name="P3"/>
      <text:p text:style-name="P3">Итак, техника является, в некоторой степени, толчком многих социальных явлений. Но при более близком рассмотрении мы обращаем внимание на обратную сторону, на негативные последствия внедрения в эту сферу новой информационной техники, такой, например, как телевидение и Интернет, способной настолько глубоко изменять массовое сознание, что можно говорить о переходе всеобщей грамотности в свою противоположность и личностную невосприимчивость к написанному слову – это также результат существования человека в современном информационно-техническом мире. Кроме явных плюсов в виде доступности любой информации за кратчайшее время проявляются и минусы: мировая сеть Интернет ещё и превращается в театр ведения информационных войн. С возникновения человечества люди начали обмениваться информацией не только в целях передачи действительной, правдивой информации, но и с целью дезинформирования или искажения информации в угоду своим целям. Теперь же с развитием Интернета потенциальными целями информационных войн становятся умы практически всех людей, имеющих подключение к Интернету. Не надо далеко идти за примерами. Из недавних событий ярким примером может служить печально известное, так называемое, ``Исламское государство'' развернувшее в сети Интернет широкомасштабную кампанию собственной пропаганды. Причём пропаганда очень качественная и направленная на широкие круги населения: от Азии и до Запада. Причём террористическое ``Исламское государство'' не гнушается никакими методами: от периодических терактов, освещаемых различными средствами массовой информации, до видео роликов, насыщенных спецэффектами, по качеству сравнимыми с продукцией Голливуда, срежиссированными, снятыми и обработанными профессионалами своего дела. И всё это происходит через Интернет. Примером жертвы такой пропаганды может служить студентка Московского государственного университета имени М.В. Ломоносова Варвара Караулова попавшая под влияние пропаганды, выехавшая в Сирию, но благодаря бдительности родителей возвращённая в Россию. Это только наиболее известный пример, а сколько молодёжи всё же попали в лапы ``Исламского государства''? Нам это неизвестно. Отсюда можно сделать вывод что информацию и технику можно использовать как во благо, так и во вред.</text:p>
      <text:p text:style-name="P3"/>
      <text:p text:style-name="P3">В связи с перечисленными проблемами стоит упомянуть некоторые современные научные и <text:soft-page-break/>информационно-технические достижения, которые оказывают наиболее серьезное воздействие на человека. Ещё десятилетия назад были очерчены многие потенциально опасные достижения, сегодня этот вопрос только обострился. Ядерные испытания в военных целях. Новейшие достижения ядерной техники остаются, прежде всего, военным фактором, возможным скачком к еще худшим бедствиям, но в сознании людей все это утрачивает новизну, перестает быть ужасающим. Но в действительности дело обстоит еще хуже, потому что ядерное вооружение не сокращается, а напротив, оно все более распространяется и становится все более грозным. Всему этому пока не видно конца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9:28:47.980107661</meta:creation-date>
    <dc:date>2015-11-15T23:49:47.850729058</dc:date>
    <meta:editing-duration>PT21M45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3" meta:paragraph-count="16" meta:word-count="979" meta:character-count="7557" meta:non-whitespace-character-count="6592"/>
  </office:meta>
</office:document-meta>
</file>